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Condomínio</text:p>
      <text:p text:style-name="Standard"/>
      <text:p text:style-name="Standard"/>
      <text:p text:style-name="P2">Apartamento</text:p>
      <text:p text:style-name="Standard">id;</text:p>
      <text:p text:style-name="Standard">apartamento;</text:p>
      <text:p text:style-name="Standard">bloco;</text:p>
      <text:p text:style-name="Standard"/>
      <text:p text:style-name="P3">Proprietário</text:p>
      <text:p text:style-name="Standard">id;</text:p>
      <text:p text:style-name="Standard">nome;</text:p>
      <text:p text:style-name="Standard">telefone;</text:p>
      <text:p text:style-name="Standard">e-mail;</text:p>
      <text:p text:style-name="Standard">cpf;</text:p>
      <text:p text:style-name="Standard">is_morador;</text:p>
      <text:p text:style-name="Standard"/>
      <text:p text:style-name="P4">Morador</text:p>
      <text:p text:style-name="Standard">id;</text:p>
      <text:p text:style-name="Standard">nome;</text:p>
      <text:p text:style-name="Standard">telefone;</text:p>
      <text:p text:style-name="Standard">e-mail;</text:p>
      <text:p text:style-name="Standard">cpf;</text:p>
      <text:p text:style-name="Standard">is_proprietario;</text:p>
      <text:p text:style-name="Standard">is_ativo;</text:p>
      <text:p text:style-name="Standard"/>
      <text:p text:style-name="P5">Correio</text:p>
      <text:p text:style-name="Standard">id;</text:p>
      <text:p text:style-name="Standard">descricao;</text:p>
      <text:p text:style-name="Standard">data_recebimento;</text:p>
      <text:p text:style-name="Standard">data_retirada;</text:p>
      <text:p text:style-name="Standard">responsavel_portaria;</text:p>
      <text:p text:style-name="Standard"/>
      <text:p text:style-name="P6">Automovel</text:p>
      <text:p text:style-name="Standard">id;</text:p>
      <text:p text:style-name="Standard">tipo;</text:p>
      <text:p text:style-name="Standard">marca;</text:p>
      <text:p text:style-name="Standard">modelo;</text:p>
      <text:p text:style-name="Standard">cor;</text:p>
      <text:p text:style-name="Standard">placa;</text:p>
      <text:p text:style-name="Standard">morador;</text:p>
      <text:p text:style-name="Standard">is_vaga_propria;</text:p>
      <text:p text:style-name="Standard"/>
      <text:p text:style-name="Standard"/>
      <text:p text:style-name="P7">Visitante</text:p>
      <text:p text:style-name="Standard">id;</text:p>
      <text:p text:style-name="Standard">nome;</text:p>
      <text:p text:style-name="Standard">cpf;</text:p>
      <text:p text:style-name="Standard">rg;</text:p>
      <text:p text:style-name="Standard">bloco;</text:p>
      <text:p text:style-name="Standard">apartamento;</text:p>
      <text:p text:style-name="Standard"/>
      <text:p text:style-name="P8">Portaria</text:p>
      <text:soft-page-break/>
      <text:p text:style-name="Standard">id;</text:p>
      <text:p text:style-name="Standard">mensagem;</text:p>
      <text:p text:style-name="Standard">data;</text:p>
      <text:p text:style-name="Standard">valido;</text:p>
      <text:p text:style-name="Standard"/>
      <text:p text:style-name="P9">Prestador de serviço</text:p>
      <text:p text:style-name="Standard">id;</text:p>
      <text:p text:style-name="Standard">nome;</text:p>
      <text:p text:style-name="Standard">cpf;</text:p>
      <text:p text:style-name="Standard">rg;</text:p>
      <text:p text:style-name="Standard">id_tipo_servico;</text:p>
      <text:p text:style-name="Standard"/>
      <text:p text:style-name="P10">Tipo Servico</text:p>
      <text:p text:style-name="Standard">id;</text:p>
      <text:p text:style-name="Standard">descrição;</text:p>
      <text:p text:style-name="Standard"/>
      <text:p text:style-name="P11">Bicicleta</text:p>
      <text:p text:style-name="Standard">id;</text:p>
      <text:p text:style-name="Standard">marca;</text:p>
      <text:p text:style-name="Standard">modelo;</text:p>
      <text:p text:style-name="Standard">cor;</text:p>
      <text:p text:style-name="Standard"/>
      <text:p text:style-name="P12">Encomenda</text:p>
      <text:p text:style-name="Standard">id;</text:p>
      <text:p text:style-name="Standard">descrição;</text:p>
      <text:p text:style-name="Standard">data_entrada;</text:p>
      <text:p text:style-name="Standard">data_saida;</text:p>
      <text:p text:style-name="Standard">id_morador;</text:p>
      <text:p text:style-name="Standard">id_funcionario;</text:p>
      <text:p text:style-name="Standard">cod_rastreio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uardo Monteiro de Andrade</dc:creator>
    <meta:creation-date>2021-03-26T15:36:00Z</meta:creation-date>
    <dc:date>2022-06-22T00:47:00Z</dc:date>
    <meta:template xlink:href="Normal" xlink:type="simple"/>
    <meta:editing-cycles>15</meta:editing-cycles>
    <meta:editing-duration>PT7560S</meta:editing-duration>
    <meta:document-statistic meta:page-count="2" meta:paragraph-count="1" meta:word-count="99" meta:character-count="634" meta:row-count="4" meta:non-whitespace-character-count="536"/>
  </office:meta>
</office:document-meta>
</file>